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492cm" fo:margin-left="-0.191cm" fo:margin-top="0cm" fo:margin-bottom="0cm" table:align="left" style:writing-mode="lr-tb"/>
    </style:style>
    <style:style style:name="Table1.A" style:family="table-column">
      <style:table-column-properties style:column-width="5.496cm"/>
    </style:style>
    <style:style style:name="Table1.B" style:family="table-column">
      <style:table-column-properties style:column-width="5.495cm"/>
    </style:style>
    <style:style style:name="Table1.C" style:family="table-column">
      <style:table-column-properties style:column-width="5.5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6.492cm" fo:margin-left="-0.191cm" fo:margin-top="0cm" fo:margin-bottom="0cm" table:align="left" style:writing-mode="lr-tb"/>
    </style:style>
    <style:style style:name="Table2.A" style:family="table-column">
      <style:table-column-properties style:column-width="5.496cm"/>
    </style:style>
    <style:style style:name="Table2.B" style:family="table-column">
      <style:table-column-properties style:column-width="5.495cm"/>
    </style:style>
    <style:style style:name="Table2.C" style:family="table-column">
      <style:table-column-properties style:column-width="5.50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Table3" style:family="table">
      <style:table-properties style:width="16.492cm" fo:margin-left="-0.191cm" fo:margin-top="0cm" fo:margin-bottom="0cm" table:align="left" style:writing-mode="lr-tb"/>
    </style:style>
    <style:style style:name="Table3.A" style:family="table-column">
      <style:table-column-properties style:column-width="5.496cm"/>
    </style:style>
    <style:style style:name="Table3.B" style:family="table-column">
      <style:table-column-properties style:column-width="5.495cm"/>
    </style:style>
    <style:style style:name="Table3.C" style:family="table-column">
      <style:table-column-properties style:column-width="5.502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language="bs" fo:country="BA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fo:language="bs" fo:country="BA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List_20_Paragraph" style:list-style-name="WWNum2"/>
    <style:style style:name="P7" style:family="paragraph" style:parent-style-name="List_20_Paragraph" style:list-style-name="WWNum1">
      <style:paragraph-properties fo:margin-top="0cm" fo:margin-bottom="0cm" fo:line-height="100%"/>
    </style:style>
    <style:style style:name="P8" style:family="paragraph" style:parent-style-name="List_20_Paragraph" style:list-style-name="WWNum3">
      <style:paragraph-properties fo:margin-top="0cm" fo:margin-bottom="0cm" fo:line-height="100%"/>
    </style:style>
    <style:style style:name="T1" style:family="text">
      <style:text-properties fo:language="bs" fo:country="BA"/>
    </style:style>
    <style:style style:name="T2" style:family="text">
      <style:text-properties fo:language="bs" fo:country="BA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MALA Scenarij 1</text:span></text:p>
      <text:p text:style-name="Standard"><text:span text:style-name="T1">Naziv: Online kupovina karata</text:span></text:p>
      <text:p text:style-name="Standard"><text:span text:style-name="T1">Opis: (Online) klijent pristupa online interfejsu i vrši login na aplikaciju</text:span></text:p>
      <text:p text:style-name="Standard"><text:span text:style-name="T1">Preduvjeti: Klijent može pristupiti interfejsu</text:span></text:p>
      <text:p text:style-name="Standard"><text:span text:style-name="T1">Posljedice (uspješan završetak): Login uspješna, učitava se početna stranica</text:span></text:p>
      <text:p text:style-name="Standard"><text:span text:style-name="T1">Posljedice (negativan završetak): Login neuspješan 3 puta zaredom, blokada računa</text:span></text:p>
      <text:p text:style-name="P1"/>
      <text:p text:style-name="Standard"><text:span text:style-name="T1">Glavni tok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Registrovani korisnik</text:span></text:p>
          </table:table-cell>
          <table:table-cell table:style-name="Table1.A1" office:value-type="string">
            <text:p text:style-name="P3"><text:span text:style-name="T1">MALA sistem</text:span></text:p>
          </table:table-cell>
          <table:table-cell table:style-name="Table1.A1" office:value-type="string">
            <text:p text:style-name="P2"><text:span text:style-name="T1">Sistem za plaćanje kreditnom k.</text:span></text:p>
          </table:table-cell>
        </table:table-row>
        <table:table-row table:style-name="Table1.1">
          <table:table-cell table:style-name="Table1.A1" office:value-type="string">
            <text:list xml:id="list3893277319145733895" text:style-name="WWNum1">
              <text:list-item>
                <text:p text:style-name="P7"><text:span text:style-name="T1">Pristupa sistemu i vrši login</text:span></text:p>
              </text:list-item>
            </text:list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42347026" text:continue-numbering="true" text:style-name="WWNum1">
              <text:list-item>
                <text:p text:style-name="P7"><text:span text:style-name="T1">Odabir željene karte</text:span></text:p>
              </text:list-item>
            </text:list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list xml:id="list42338615" text:continue-numbering="true" text:style-name="WWNum1">
              <text:list-item>
                <text:p text:style-name="P7"><text:span text:style-name="T1">Provjera promjena</text:span></text:p>
              </text:list-item>
            </text:list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list xml:id="list42364896" text:continue-numbering="true" text:style-name="WWNum1">
              <text:list-item>
                <text:p text:style-name="P7"><text:span text:style-name="T1">Obračun cijene</text:span></text:p>
              </text:list-item>
            </text:list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list xml:id="list42336212" text:continue-numbering="true" text:style-name="WWNum1">
              <text:list-item>
                <text:p text:style-name="P7"><text:span text:style-name="T1">Traženje podataka sa kartic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42357665" text:continue-numbering="true" text:style-name="WWNum1">
              <text:list-item>
                <text:p text:style-name="P7"><text:span text:style-name="T1">Unos podataka</text:span></text:p>
              </text:list-item>
            </text:list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list xml:id="list42344176" text:continue-numbering="true" text:style-name="WWNum1">
              <text:list-item>
                <text:p text:style-name="P7"><text:span text:style-name="T1">Skidanje novca sa računa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42349529" text:continue-numbering="true" text:style-name="WWNum1">
              <text:list-item>
                <text:p text:style-name="P7"><text:span text:style-name="T1">Preuzima kartu na ulazu u MALA park</text:span></text:p>
              </text:list-item>
            </text:list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  <text:p text:style-name="Standard"><text:span text:style-name="T1">Alternativni tok 1</text:span></text:p>
      <text:p text:style-name="Standard"><text:span text:style-name="T1">Preduvjet: Neuspješan login</text:span></text:p>
      <text:p text:style-name="Standard"><text:span text:style-name="T1">Posljedica: Blokada računa</text:span></text:p>
      <text:list xml:id="list1101622106254771447" text:style-name="WWNum2">
        <text:list-item>
          <text:p text:style-name="P6"><text:span text:style-name="T1">Nadovezujemo se na 1. korak glavnog toka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<text:span text:style-name="T1">Registrovani korisnik</text:span></text:p>
          </table:table-cell>
          <table:table-cell table:style-name="Table2.A1" office:value-type="string">
            <text:p text:style-name="P2"><text:span text:style-name="T1">MALA sistem</text:span></text:p>
          </table:table-cell>
          <table:table-cell table:style-name="Table2.A1" office:value-type="string">
            <text:p text:style-name="P2"><text:span text:style-name="T1">Sistem za plaćanje kreditnom k.</text:span>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2.Blokiranje računa</text:p>
          </table:table-cell>
          <table:table-cell table:style-name="Table2.A1" office:value-type="string">
            <text:p text:style-name="P2"><text:span text:style-name="T1"/></text:p>
          </table:table-cell>
        </table:table-row>
        <table:table-row table:style-name="Table2.1">
          <table:table-cell table:style-name="Table2.A1" office:value-type="string">
            <text:list xml:id="list910207686207019895" text:style-name="WWNum3">
              <text:list-header>
                <text:p text:style-name="P8"><text:span text:style-name="T1">3. Traženje deblokiranja</text:span></text:p>
              </text:list-header>
            </text:list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</table:table>
      <text:p text:style-name="P1"/>
      <text:p text:style-name="Standard"><text:span text:style-name="T1">Alternativni tok 2:</text:span></text:p>
      <text:p text:style-name="Standard"><text:span text:style-name="T1">Preduvjet: Nedovoljno novca na kartici</text:span></text:p>
      <text:p text:style-name="Standard"><text:span text:style-name="T1">Posljedica: Prekid kupovine</text:span></text:p>
      <text:list xml:id="list42364903" text:continue-list="list1101622106254771447" text:style-name="WWNum2">
        <text:list-item>
          <text:p text:style-name="P6"><text:span text:style-name="T1">Nadovezujemo se na 6. korak glavnog toka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1">Registrovani korisnik</text:span></text:p>
          </table:table-cell>
          <table:table-cell table:style-name="Table3.A1" office:value-type="string">
            <text:p text:style-name="P3"><text:span text:style-name="T1">MALA sistem</text:span></text:p>
          </table:table-cell>
          <table:table-cell table:style-name="Table3.A1" office:value-type="string">
            <text:p text:style-name="P3"><text:span text:style-name="T1">Sistem za plaćanje kreditnom k.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2"><text:span text:style-name="T1">6. Provjera da korisnik nema novca</text:span></text:p>
          </table:table-cell>
        </table:table-row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7. Prekid kupovine</text:p>
          </table:table-cell>
          <table:table-cell table:style-name="Table3.A1" office:value-type="string">
            <text:p text:style-name="P2"><text:span text:style-name="T1"/></text:p>
          </table:table-cell>
        </table:table-row>
      </table:table>
      <text:p text:style-name="P1"/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lmir Hasanović</meta:initial-creator>
    <dc:creator>Milan Zuza</dc:creator>
    <meta:editing-cycles>2</meta:editing-cycles>
    <meta:print-date>2016-03-20T13:43:00</meta:print-date>
    <meta:creation-date>2016-03-20T13:43:00</meta:creation-date>
    <dc:date>2016-03-20T22:17:53.51</dc:date>
    <meta:editing-duration>P0D</meta:editing-duration>
    <meta:generator>OpenOffice/4.1.2$Win32 OpenOffice.org_project/412m3$Build-9782</meta:generator>
    <meta:document-statistic meta:table-count="3" meta:image-count="0" meta:object-count="0" meta:page-count="2" meta:paragraph-count="36" meta:word-count="158" meta:character-count="10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